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90000024E0418B86425B34A0A.png" manifest:media-type="image/png"/>
  <manifest:file-entry manifest:full-path="Pictures/10000001000002FE000002AEEF43F2FDF79D74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cm" svg:height="15.749cm" svg:x="1.5cm" svg:y="0.013cm">
          <draw:image xlink:href="Pictures/10000001000002FE000002AEEF43F2FDF79D74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17.17cm" svg:height="15.609cm" svg:x="5.461cm" svg:y="0.083cm">
          <draw:image xlink:href="Pictures/10000001000002890000024E0418B86425B34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19:41:54.963856400</meta:creation-date>
    <dc:date>2024-05-08T11:58:53.838213649</dc:date>
    <meta:editing-duration>PT2M3S</meta:editing-duration>
    <meta:editing-cycles>2</meta:editing-cycles>
    <meta:generator>LibreOffice/7.3.7.2$Linux_X86_64 LibreOffice_project/30$Build-2</meta:generator>
    <meta:document-statistic meta:object-count="27"/>
  </office:meta>
</office:document-meta>
</file>